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1">
      <style:paragraph-properties fo:margin-top="0.423cm" fo:margin-bottom="0cm"/>
    </style:style>
    <style:style style:name="P40" style:family="paragraph" style:parent-style-name="Heading_20_5">
      <style:paragraph-properties fo:margin-top="0.212cm" fo:margin-bottom="0cm"/>
    </style:style>
    <style:style style:name="P41" style:family="paragraph" style:parent-style-name="Heading_20_5">
      <style:paragraph-properties fo:margin-top="0.847cm" fo:margin-bottom="0cm"/>
    </style:style>
    <style:style style:name="P42" style:family="paragraph" style:parent-style-name="Heading_20_5">
      <style:paragraph-properties fo:margin-top="0.423cm" fo:margin-bottom="0cm"/>
    </style:style>
    <style:style style:name="P43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background-color="#ff6600" style:font-size-asian="12pt"/>
    </style:style>
    <style:style style:name="T15" style:family="text">
      <style:text-properties fo:font-size="12pt" fo:background-color="transparent" style:font-size-asian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3pt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font-weight="normal" style:font-weight-asian="normal" style:font-size-complex="12pt"/>
    </style:style>
    <style:style style:name="T20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1" style:family="text">
      <style:text-properties style:text-position="super 58%" fo:font-size="12pt" style:font-size-asian="12pt"/>
    </style:style>
    <style:style style:name="T22" style:family="text">
      <style:text-properties style:font-size-complex="13pt"/>
    </style:style>
    <style:style style:name="T23" style:family="text">
      <style:text-properties style:font-name-complex="Arial"/>
    </style:style>
    <style:style style:name="T24" style:family="text">
      <style:text-properties style:font-size-complex="12pt"/>
    </style:style>
    <style:style style:name="T25" style:family="text">
      <style:text-properties style:text-position="sub 58%" fo:font-size="12pt" fo:font-weight="normal" style:font-size-asian="12pt" style:font-weight-asian="normal" style:font-size-complex="12pt"/>
    </style:style>
    <style:style style:name="T26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5.0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9"><text:s text:c="10"/>20 </text:span><text:span text:style-name="T20"></text:span><text:span text:style-name="T9">С;</text:span><text:span text:style-name="T2"> <text:tab/><text:tab/> <text:s/>влажность </text:span><text:span text:style-name="T9"><text:s text:c="10"/>75 %;</text:span></text:p>
      <text:p text:style-name="P21"><text:span text:style-name="T2">атмосферное давление <text:s/></text:span><text:span text:style-name="T9"><text:s/>99 кПа</text:span><text:span text:style-name="T2">;</text:span></text:p>
      <text:p text:style-name="P21"><text:span text:style-name="T2">внешний фон гамма-излучения <text:s/></text:span><text:span text:style-name="T11"><text:s text:c="2"/>0,098 мкЗв/ч</text:span><text:span text:style-name="T15">;</text:span></text:p>
      <text:h text:style-name="P40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8220455390912714952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1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20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20"></text:span><text:span text:style-name="T9"> 4 % </text:span><text:span text:style-name="T2">.</text:span></text:p>
      <text:list xml:id="list8980709336398227947" text:style-name="WW8Num2">
        <text:list-item>
          <text:p text:style-name="P47"><text:span text:style-name="T2">эталонный источник гамма-излучения типа ОСГИ </text:span><text:span text:style-name="T21">137</text:span><text:span text:style-name="T3">Cs</text:span><text:span text:style-name="T2"> активностью </text:span><text:span text:style-name="T3">83,78</text:span><text:span text:style-name="T2"> кБк зав. №517</text:span><text:span text:style-name="T3">.</text:span></text:p>
        </text:list-item>
      </text:list>
      <text:p text:style-name="P23"><text:span text:style-name="T8">б)<text:tab/>Оборудование</text:span><text:span text:style-name="T7">:</text:span></text:p>
      <text:list xml:id="list31708951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0" text:outline-level="5"><text:span text:style-name="T22">2</text:span><text:span text:style-name="T17">.</text:span><text:span text:style-name="T22"><text:tab/>Поверка блоков детектирования</text:span></text:h>
      <text:p text:style-name="P24">а) <text:tab/>Внешний осмотр и опробование БД:</text:p>
      <text:list xml:id="list31715909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2">Блок детектирования зав № </text:span><text:span text:style-name="T4">465.0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6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6">241</text:span>,<text:span text:style-name="T16">9</text:span></text:p>
          </table:table-cell>
          <table:table-cell table:style-name="Table1.A3" table:number-rows-spanned="3" office:value-type="string">
            <text:p text:style-name="P13">98</text:p>
          </table:table-cell>
          <table:table-cell table:style-name="Table1.A3" office:value-type="string">
            <text:p text:style-name="P13">0,79 <text:span text:style-name="T26">мкЗв/ч</text:span></text:p>
          </table:table-cell>
          <table:table-cell table:style-name="Table1.A3" office:value-type="string">
            <text:p text:style-name="P13">0,69 <text:span text:style-name="T26">мкЗв/ч</text:span></text:p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table-cell table:style-name="Table1.J3" table:number-rows-spanned="8" office:value-type="string">
            <text:p text:style-name="P9"><text:span text:style-name="T23">±</text:span><text:span text:style-name="T18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20 <text:span text:style-name="T26">мкЗв/ч</text:span></text:p>
          </table:table-cell>
          <table:table-cell table:style-name="Table1.A3" office:value-type="string">
            <text:p text:style-name="P13">7,10 <text:span text:style-name="T26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6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2,10 <text:span text:style-name="T26">мкЗв/ч</text:span></text:p>
          </table:table-cell>
          <table:table-cell table:style-name="Table1.A3" office:value-type="string">
            <text:p text:style-name="P13">72,00 <text:span text:style-name="T26">мкЗв/ч</text:span></text:p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6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6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,90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0,00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0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3">Градуировочное значение Н</text:span><text:span text:style-name="T25">г</text:span><text:span text:style-name="T13">, нЗв/ч</text:span></text:p>
          </table:table-cell>
          <table:table-cell table:style-name="Table2.C1" office:value-type="string">
            <text:p text:style-name="P33"><text:span text:style-name="T13">Активность эталонного источника А</text:span><text:span text:style-name="T25">0</text:span><text:span text:style-name="T13">, кБк</text:span></text:p>
          </table:table-cell>
        </table:table-row>
        <table:table-row table:style-name="Table2.2">
          <table:table-cell table:style-name="Table2.A2" office:value-type="string">
            <text:p text:style-name="P14">465.002</text:p>
          </table:table-cell>
          <table:table-cell table:style-name="Table2.A2" office:value-type="string">
            <text:p text:style-name="P15">9482</text:p>
          </table:table-cell>
          <table:table-cell table:style-name="Table2.C2" office:value-type="string">
            <text:p text:style-name="P12">83,78</text:p>
          </table:table-cell>
        </table:table-row>
      </table:table>
      <text:p text:style-name="P28"/>
      <text:p text:style-name="P29"/>
      <text:h text:style-name="P41" text:outline-level="5">3<text:span text:style-name="T16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39" text:outline-level="1"><text:span text:style-name="T24">Клеймо</text:span><text:span text:style-name="T19">-</text:span><text:span text:style-name="T24">наклейка<text:tab/>__________________________________________________________________</text:span></text:h>
      <text:h text:style-name="P42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4-26T11:49:33.32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19" meta:character-count="2787"/>
    <meta:user-defined meta:name="MTWinEqns" meta:value-type="boolean">true</meta:user-defined>
  </office:meta>
</office:document-meta>
</file>